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312ef2"/>
    </style:style>
    <style:style style:name="P2" style:family="paragraph" style:parent-style-name="Standard">
      <style:text-properties officeooo:paragraph-rsid="0048a375"/>
    </style:style>
    <style:style style:name="P3" style:family="paragraph" style:parent-style-name="Standard">
      <style:text-properties officeooo:paragraph-rsid="004c6210"/>
    </style:style>
    <style:style style:name="P4" style:family="paragraph" style:parent-style-name="Footnote">
      <style:text-properties officeooo:rsid="002ea632" officeooo:paragraph-rsid="002ea632"/>
    </style:style>
    <style:style style:name="T1" style:family="text">
      <style:text-properties officeooo:rsid="00175ec3"/>
    </style:style>
    <style:style style:name="T2" style:family="text">
      <style:text-properties officeooo:rsid="00308cea"/>
    </style:style>
    <style:style style:name="T3" style:family="text">
      <style:text-properties officeooo:rsid="00312ef2"/>
    </style:style>
    <style:style style:name="T4" style:family="text">
      <style:text-properties officeooo:rsid="0049b2e9"/>
    </style:style>
    <style:style style:name="T5" style:family="text">
      <style:text-properties officeooo:rsid="004fac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How species or related genera can coexist together in spite of likely competition is still one of the main puzzles of community ecology, especially for primary producers that seemingly share the same basic resources. This is the premise of the well-known ‘paradox of the phytoplankton’X, which has elicited numerous modeling and experimental studies on <text:s/>both marine and terrestrial communities for nearly half a century (X,X,X). Many theoretical studies of competition models have shown that competitive exclusion is likely in those circumstances(Gause,X,X), unless some special mechanisms involving spatial or temporal variation are at play(X,X). Meanwhile, even in stable, controlled environment, experimental studies on phytoplankton have led to contradictory results: while some systems could be dominated by only one species(Ti,Ju), other communities were able to maintain a certain level of diversity(Bu,BenincaForEx)</text:span><text:span text:style-name="T1"><text:note text:id="ftn0" text:note-class="footnote"><text:note-citation>1</text:note-citation><text:note-body><text:p text:style-name="P4">There is also a difference in size/type of these communities <text:span text:style-name="T2">which may blur the results</text:span></text:p></text:note-body></text:note></text:span><text:span text:style-name="T1">. The level of competition between persisting species in these experiments is still unclear. </text:span></text:p>
      <text:p text:style-name="P2"><text:tab/><text:span text:style-name="T3">Neutral theory, that in its most basic formulation assumes equal competitive abilities(X,X) and non-equilibrium coexistence sustained by immigration from a larger pool (but see ref.X) has been proposed as a solution to explain highly diverse communities(X,X). However, the evidence gathered from plant communities starts to suggest that, in fact, niche rather than neutral processes may be paramount, with intraspecific competition dwarfing interspecific competition in most casesX. To test such conclusions in other systems, the emphasis on self-regulation (B) or on interspecific interactions alone(PLOU) has to be broadened to the relations between interaction strengths. </text:span></text:p>
      <text:p text:style-name="P3"><text:tab/><text:span text:style-name="T4">Nonetheless, the accurate quantification of interactions in field-based or in-vitro data can be hindered by other niche-derived hypothesis. One example of this is the frequency of positive interactions in competitive networks. On the one hand, some theoretical studies suggest that facilitative interactions can be destabilizing (sensu resilience) and therefore undermine coexistence in Lotka-Volterra modelsX, and field-based analyses may simply discard their possibility (XX). On the other hand, multiple modellingX and empiricalXX studies have suggested that facilitative interactions can to a large degree benefit coexistence, especially when multiple interaction types are considered simultaneouslyX. This has recently been confirmed by a meta-analysis by Adler et al., reporting about 30 % of facilitative interactions. </text:span></text:p>
      <text:p text:style-name="P3"><text:tab/><text:span text:style-name="T5">Here, we analyze the structure of 10 different phytoplanktonic interaction networks. We exploit a long-term, multi-species dataset covering most of the French coastline on which we apply multivariate auto-regressive (MAR) models. These statistical methods allow us to take into account both environmental variation and interaction between species and have already been thoroughly tested on this type of data(XX). We confirm that intraspecific interactions are much stronger than interspecific interactions and generalize this hypothesis with other data from the same type of system. We also establish that facilitative interactions can dominate our networks. Finally, we consider the characteristic network structure and relations between interaction strengths to better inform coexistence theo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alie Picoche</meta:initial-creator>
    <meta:creation-date>2019-01-12T12:07:27.773315291</meta:creation-date>
    <dc:date>2019-01-12T16:22:09.287227156</dc:date>
    <dc:creator>Coralie Picoche</dc:creator>
    <meta:editing-duration>PT1H49M9S</meta:editing-duration>
    <meta:editing-cycles>48</meta:editing-cycles>
    <meta:generator>LibreOffice/5.1.6.2$Linux_X86_64 LibreOffice_project/10m0$Build-2</meta:generator>
    <meta:document-statistic meta:table-count="0" meta:image-count="0" meta:object-count="0" meta:page-count="1" meta:paragraph-count="5" meta:word-count="470" meta:character-count="3407" meta:non-whitespace-character-count="2933"/>
  </office:meta>
</office:document-meta>
</file>